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1505927029819049892" text:style-name="L1">
              <text:list-item>
                <text:p text:style-name="P6"><text:span text:style-name="T4">Daniel Bersenkowitsch, </text:span><text:tab/><text:tab/> </text:p>
              </text:list-item>
              <text:list-item>
                <text:p text:style-name="P6">Andreas Denkmayr, <text:span text:style-name="T5"><text:tab/><text:tab/> </text:span></text:p>
              </text:list-item>
              <text:list-item>
                <text:p text:style-name="P6">Gerald Irsiegler</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20min</text:p>
          </table:table-cell>
        </table:table-row>
        <table:table-row>
          <table:table-cell table:style-name="Table1.A4" office:value-type="string">
            <text:p text:style-name="P2"><text:span text:style-name="T5">Menüpunkte</text:span><text:span text:style-name="T5">: </text:span></text:p>
            <text:list xml:id="list1084179986012457241" text:style-name="L2">
              <text:list-item>
                <text:p text:style-name="P7">Vorstellung der Essays</text:p>
              </text:list-item>
            </text:list>
          </table:table-cell>
        </table:table-row>
        <table:table-row>
          <table:table-cell table:style-name="Table1.A2" office:value-type="string">
            <text:p text:style-name="P3">Inhalt:</text:p>
            <text:p text:style-name="P2">Fragments: Was ist das Problem? Heutzutage gibt es viele verschiedene Größe, Proportionen von Bildschirmen, Fragment passen sich automatisch an diese Größen an! Auf Rechtschreibung achten. In der schriftlichen Arbeit gibt es kein „ich“ oder „wir“, nur m.E.: (meines Erachtens) oder u.E.: (unseres Erachtens). (z.B.: „Einsatz von Fragments“ oder „Verwendung von Fragments).</text:p>
            <text:p text:style-name="P2"/>
            <text:p text:style-name="P2">Konzept zur Erstellung von Trainingsplan ersichtlicher gestalten.</text:p>
            <text:p text:style-name="P2"/>
            <text:p text:style-name="P2"/>
            <text:p text:style-name="P2"/>
            <text:p text:style-name="P2"/>
            <text:p text:style-name="P2"/>
          </table:table-cell>
        </table:table-row>
        <table:table-row>
          <table:table-cell table:style-name="Table1.A2" office:value-type="string">
            <text:p text:style-name="P3">Bemerkungen und Kommentare:</text:p>
            <text:p text:style-name="P2"/>
          </table:table-cell>
        </table:table-row>
        <table:table-row>
          <table:table-cell table:style-name="Table1.A2" office:value-type="string">
            <text:p text:style-name="P3">Zusammenfassung: </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esprechung</text:span><text:tab/><text:tab/><text:span text:style-name="MT2">Protokoll vom 21.12.2015</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6-03-18T13:22:30</dc:date>
    <meta:editing-duration>P1DT1H19M15S</meta:editing-duration>
    <meta:editing-cycles>17</meta:editing-cycles>
    <meta:generator>OpenOffice.org/3.4.1$Unix OpenOffice.org_project/341m1$Build-9593</meta:generator>
    <meta:document-statistic meta:table-count="1" meta:image-count="0" meta:object-count="0" meta:page-count="1" meta:paragraph-count="15" meta:word-count="90" meta:character-count="698"/>
  </office:meta>
</office:document-meta>
</file>